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Times New Roman" fo:font-size="24pt" fo:font-weight="bold" officeooo:rsid="0017927a" officeooo:paragraph-rsid="000ac114" style:font-size-asian="24pt" style:font-weight-asian="bold" style:font-size-complex="16pt"/>
    </style:style>
    <style:style style:name="P2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3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officeooo:paragraph-rsid="0017927a"/>
    </style:style>
    <style:style style:name="P4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17927a" officeooo:paragraph-rsid="0017927a"/>
    </style:style>
    <style:style style:name="P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paragraph-rsid="0017927a"/>
    </style:style>
    <style:style style:name="P6" style:family="paragraph" style:parent-style-name="Default">
      <style:paragraph-properties fo:line-height="105%">
        <style:tab-stops>
          <style:tab-stop style:position="1.1528in"/>
        </style:tab-stops>
      </style:paragraph-properties>
      <style:text-properties officeooo:paragraph-rsid="0017927a"/>
    </style:style>
    <style:style style:name="P7" style:family="paragraph" style:parent-style-name="Default">
      <style:paragraph-properties fo:line-height="105%"/>
      <style:text-properties officeooo:paragraph-rsid="0017927a"/>
    </style:style>
    <style:style style:name="P8" style:family="paragraph" style:parent-style-name="Default" style:list-style-name="WWNum7">
      <style:paragraph-properties fo:line-height="105%"/>
      <style:text-properties officeooo:paragraph-rsid="0017927a"/>
    </style:style>
    <style:style style:name="P9" style:family="paragraph" style:parent-style-name="Default" style:list-style-name="WWNum11">
      <style:paragraph-properties fo:line-height="105%"/>
      <style:text-properties officeooo:rsid="000d5e76" officeooo:paragraph-rsid="0017927a"/>
    </style:style>
    <style:style style:name="P10" style:family="paragraph" style:parent-style-name="Default" style:list-style-name="WWNum11">
      <style:paragraph-properties fo:line-height="105%"/>
      <style:text-properties officeooo:rsid="0015f18c" officeooo:paragraph-rsid="0017927a"/>
    </style:style>
    <style:style style:name="P11" style:family="paragraph" style:parent-style-name="Default">
      <style:paragraph-properties fo:line-height="105%"/>
      <style:text-properties officeooo:rsid="0015f18c" officeooo:paragraph-rsid="0017927a"/>
    </style:style>
    <style:style style:name="P12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officeooo:rsid="0017927a" officeooo:paragraph-rsid="0017927a" style:font-weight-asian="bold" style:font-weight-complex="bold"/>
    </style:style>
    <style:style style:name="P13" style:family="paragraph" style:parent-style-name="Default">
      <style:paragraph-properties fo:line-height="105%"/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4" style:family="paragraph" style:parent-style-name="Default">
      <style:paragraph-properties fo:line-height="105%"/>
    </style:style>
    <style:style style:name="P15" style:family="paragraph" style:parent-style-name="Default" style:list-style-name="WWNum19">
      <style:paragraph-properties fo:line-height="105%"/>
      <style:text-properties officeooo:rsid="0015f18c" officeooo:paragraph-rsid="0015f18c"/>
    </style:style>
    <style:style style:name="P16" style:family="paragraph" style:parent-style-name="Default" style:list-style-name="WWNum19">
      <style:paragraph-properties fo:line-height="105%"/>
      <style:text-properties officeooo:paragraph-rsid="0015f18c"/>
    </style:style>
    <style:style style:name="P17" style:family="paragraph" style:parent-style-name="Default" style:list-style-name="WWNum19">
      <style:paragraph-properties fo:line-height="105%"/>
      <style:text-properties style:font-name="Garamond" officeooo:rsid="0015f18c" officeooo:paragraph-rsid="0015f18c" style:font-weight-complex="bold"/>
    </style:style>
    <style:style style:name="P18" style:family="paragraph" style:parent-style-name="Default" style:list-style-name="WWNum19">
      <style:paragraph-properties fo:line-height="105%"/>
      <style:text-properties style:font-name="Garamond" officeooo:rsid="001b6ebb" officeooo:paragraph-rsid="001b6ebb" style:font-weight-complex="bold"/>
    </style:style>
    <style:style style:name="P19" style:family="paragraph" style:parent-style-name="Default">
      <style:paragraph-properties fo:line-height="105%"/>
      <style:text-properties style:font-name="Garamond" officeooo:rsid="001b6ebb" officeooo:paragraph-rsid="001b6ebb" style:font-weight-complex="bold"/>
    </style:style>
    <style:style style:name="P20" style:family="paragraph" style:parent-style-name="Default">
      <style:paragraph-properties fo:line-height="105%"/>
      <style:text-properties officeooo:paragraph-rsid="0022765b"/>
    </style:style>
    <style:style style:name="P21" style:family="paragraph" style:parent-style-name="Default" style:list-style-name="WWNum13">
      <style:paragraph-properties fo:line-height="105%"/>
      <style:text-properties style:use-window-font-color="true" loext:opacity="0%" style:font-name="Garamond" officeooo:rsid="00230ce6" officeooo:paragraph-rsid="00230ce6" style:font-weight-complex="bold"/>
    </style:style>
    <style:style style:name="P22" style:family="paragraph" style:parent-style-name="Default" style:list-style-name="WWNum13">
      <style:paragraph-properties fo:line-height="105%"/>
      <style:text-properties officeooo:rsid="00230ce6" officeooo:paragraph-rsid="00230ce6"/>
    </style:style>
    <style:style style:name="P23" style:family="paragraph" style:parent-style-name="Default" style:list-style-name="WWNum13">
      <style:paragraph-properties fo:line-height="105%"/>
      <style:text-properties style:use-window-font-color="true" loext:opacity="0%" style:font-name="Garamond" officeooo:rsid="001baf83" officeooo:paragraph-rsid="001baf83" style:font-weight-complex="bold"/>
    </style:style>
    <style:style style:name="P24" style:family="paragraph" style:parent-style-name="Default" style:list-style-name="WWNum13">
      <style:paragraph-properties fo:line-height="105%"/>
      <style:text-properties officeooo:paragraph-rsid="0010062d"/>
    </style:style>
    <style:style style:name="P25" style:family="paragraph" style:parent-style-name="Default">
      <style:paragraph-properties fo:line-height="105%"/>
      <style:text-properties style:use-window-font-color="true" loext:opacity="0%" style:font-name="Garamond" fo:font-size="10pt" style:font-size-asian="10pt" style:font-weight-complex="bold"/>
    </style:style>
    <style:style style:name="P26" style:family="paragraph" style:parent-style-name="Default">
      <style:paragraph-properties fo:line-height="105%"/>
      <style:text-properties officeooo:paragraph-rsid="000ff316"/>
    </style:style>
    <style:style style:name="P27" style:family="paragraph" style:parent-style-name="Default" style:list-style-name="WWNum13">
      <style:paragraph-properties fo:line-height="105%"/>
      <style:text-properties officeooo:paragraph-rsid="000ff316"/>
    </style:style>
    <style:style style:name="P28" style:family="paragraph" style:parent-style-name="Default" style:list-style-name="WWNum3">
      <style:paragraph-properties fo:line-height="105%"/>
    </style:style>
    <style:style style:name="P29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size="10pt" style:font-size-asian="10pt"/>
    </style:style>
    <style:style style:name="P30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1ea4eb" officeooo:paragraph-rsid="001ea4eb"/>
    </style:style>
    <style:style style:name="P31" style:family="paragraph" style:parent-style-name="Default">
      <style:paragraph-properties fo:line-height="105%"/>
      <style:text-properties fo:font-weight="bold" officeooo:rsid="001ea4eb" officeooo:paragraph-rsid="001ea4eb" style:font-weight-asian="bold" style:font-weight-complex="bold"/>
    </style:style>
    <style:style style:name="P32" style:family="paragraph" style:parent-style-name="Default" style:list-style-name="WWNum3">
      <style:paragraph-properties fo:line-height="105%"/>
      <style:text-properties officeooo:rsid="0022765b" officeooo:paragraph-rsid="0022765b"/>
    </style:style>
    <style:style style:name="P33" style:family="paragraph" style:parent-style-name="Default">
      <style:paragraph-properties fo:line-height="105%"/>
      <style:text-properties officeooo:paragraph-rsid="001d2686"/>
    </style:style>
    <style:style style:name="P34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style:font-weight-asian="bold" style:font-weight-complex="bold"/>
    </style:style>
    <style:style style:name="P35" style:family="paragraph" style:parent-style-name="Default" style:list-style-name="WWNum7">
      <style:paragraph-properties fo:margin-top="0in" fo:margin-bottom="0.002in" style:contextual-spacing="false" fo:line-height="105%"/>
      <style:text-properties officeooo:paragraph-rsid="0015f18c"/>
    </style:style>
    <style:style style:name="P36" style:family="paragraph" style:parent-style-name="Default" style:list-style-name="WWNum7">
      <style:paragraph-properties fo:margin-top="0in" fo:margin-bottom="0.002in" style:contextual-spacing="false" fo:line-height="105%"/>
      <style:text-properties style:use-window-font-color="true" loext:opacity="0%" style:font-name="Garamond" fo:font-size="12pt" fo:font-weight="bold" officeooo:rsid="001ea4eb" officeooo:paragraph-rsid="001ea4eb" style:font-size-asian="12pt" style:font-weight-asian="bold" style:font-size-complex="12pt" style:font-weight-complex="bold"/>
    </style:style>
    <style:style style:name="P37" style:family="paragraph" style:parent-style-name="Default" style:list-style-name="WWNum7">
      <style:paragraph-properties fo:margin-top="0in" fo:margin-bottom="0.002in" style:contextual-spacing="false" fo:line-height="105%"/>
      <style:text-properties officeooo:rsid="0015f18c" officeooo:paragraph-rsid="0015f18c"/>
    </style:style>
    <style:style style:name="P38" style:family="paragraph" style:parent-style-name="Default">
      <style:paragraph-properties fo:line-height="105%"/>
      <style:text-properties style:use-window-font-color="true" loext:opacity="0%" style:font-name="Garamond" officeooo:rsid="0015f18c" style:font-size-complex="10pt" style:font-weight-complex="bold"/>
    </style:style>
    <style:style style:name="P39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23cd8c" officeooo:paragraph-rsid="0023cd8c"/>
    </style:style>
    <style:style style:name="P40" style:family="paragraph" style:parent-style-name="Default">
      <style:paragraph-properties fo:line-height="105%"/>
      <style:text-properties fo:font-weight="normal" officeooo:rsid="0023cd8c" officeooo:paragraph-rsid="0023cd8c" style:font-weight-asian="normal" style:font-weight-complex="normal"/>
    </style:style>
    <style:style style:name="P41" style:family="paragraph" style:parent-style-name="Default" style:list-style-name="WWNum3">
      <style:paragraph-properties fo:line-height="105%"/>
      <style:text-properties officeooo:rsid="0023cd8c" officeooo:paragraph-rsid="0023cd8c"/>
    </style:style>
    <style:style style:name="P42" style:family="paragraph" style:parent-style-name="Default" style:list-style-name="WWNum3">
      <style:paragraph-properties fo:line-height="105%"/>
      <style:text-properties officeooo:rsid="0022765b" officeooo:paragraph-rsid="0023cd8c"/>
    </style:style>
    <style:style style:name="T1" style:family="text">
      <style:text-properties style:use-window-font-color="true" loext:opacity="0%" style:font-name="Garamond" fo:font-size="16pt" style:font-size-asian="16pt"/>
    </style:style>
    <style:style style:name="T2" style:family="text">
      <style:text-properties style:use-window-font-color="true" loext:opacity="0%" style:font-name="Garamond" fo:font-size="16pt" officeooo:rsid="000ac114" style:font-size-asian="16pt"/>
    </style:style>
    <style:style style:name="T3" style:family="text">
      <style:text-properties style:use-window-font-color="true" loext:opacity="0%" fo:font-family="Wingdings" style:font-family-generic="roman" style:font-pitch="variable" fo:font-size="16pt" officeooo:rsid="0017927a" style:font-size-asian="16pt"/>
    </style:style>
    <style:style style:name="T4" style:family="text">
      <style:text-properties style:use-window-font-color="true" loext:opacity="0%" style:font-name="Times New Roman" fo:font-size="16pt" officeooo:rsid="00162ab9" style:font-size-asian="16pt"/>
    </style:style>
    <style:style style:name="T5" style:family="text">
      <style:text-properties style:use-window-font-color="true" loext:opacity="0%" style:font-name="Times New Roman" fo:font-size="16pt" officeooo:rsid="000ac114" style:font-size-asian="16pt"/>
    </style:style>
    <style:style style:name="T6" style:family="text">
      <style:text-properties fo:font-family="Wingdings" style:font-family-generic="roman" style:font-pitch="variable" officeooo:rsid="0017927a"/>
    </style:style>
    <style:style style:name="T7" style:family="text">
      <style:text-properties style:font-name="Times New Roman" officeooo:rsid="0017927a"/>
    </style:style>
    <style:style style:name="T8" style:family="text">
      <style:text-properties fo:color="#000000" loext:opacity="100%" style:font-name="Garamond" fo:font-weight="bold" style:font-weight-asian="bold" style:font-weight-complex="bold"/>
    </style:style>
    <style:style style:name="T9" style:family="text">
      <style:text-properties style:use-window-font-color="true" loext:opacity="0%" style:font-name="Garamond" fo:font-weight="bold" style:font-weight-asian="bold" style:font-weight-complex="bold"/>
    </style:style>
    <style:style style:name="T10" style:family="text">
      <style:text-properties style:use-window-font-color="true" loext:opacity="0%" style:font-name="Garamond" fo:font-size="6pt" fo:font-weight="bold" style:font-size-asian="6pt" style:font-weight-asian="bold" style:font-size-complex="6pt" style:font-weight-complex="bold"/>
    </style:style>
    <style:style style:name="T11" style:family="text">
      <style:text-properties style:use-window-font-color="true" loext:opacity="0%" style:font-name="Garamond" fo:font-weight="bold" officeooo:rsid="000c360e" style:font-weight-asian="bold" style:font-weight-complex="bold"/>
    </style:style>
    <style:style style:name="T12" style:family="text">
      <style:text-properties style:use-window-font-color="true" loext:opacity="0%" style:font-name="Garamond" fo:font-style="italic" style:font-style-asian="italic" style:font-style-complex="italic"/>
    </style:style>
    <style:style style:name="T13" style:family="text">
      <style:text-properties style:use-window-font-color="true" loext:opacity="0%" style:font-name="Garamond" fo:font-style="italic" officeooo:rsid="000d5e76" style:font-style-asian="italic" style:font-style-complex="italic"/>
    </style:style>
    <style:style style:name="T14" style:family="text">
      <style:text-properties style:use-window-font-color="true" loext:opacity="0%" style:font-name="Garamond" fo:font-style="italic" officeooo:rsid="000c360e" style:font-style-asian="italic" style:font-style-complex="italic"/>
    </style:style>
    <style:style style:name="T15" style:family="text">
      <style:text-properties style:use-window-font-color="true" loext:opacity="0%" style:font-name="Garamond"/>
    </style:style>
    <style:style style:name="T16" style:family="text">
      <style:text-properties style:use-window-font-color="true" loext:opacity="0%" style:font-name="Garamond" style:font-style-complex="italic"/>
    </style:style>
    <style:style style:name="T17" style:family="text">
      <style:text-properties style:use-window-font-color="true" loext:opacity="0%" style:font-name="Garamond" officeooo:rsid="000f40b5" style:font-style-complex="italic"/>
    </style:style>
    <style:style style:name="T18" style:family="text">
      <style:text-properties style:use-window-font-color="true" loext:opacity="0%" style:font-name="Garamond" officeooo:rsid="000d5e76" style:font-style-complex="italic"/>
    </style:style>
    <style:style style:name="T19" style:family="text">
      <style:text-properties style:use-window-font-color="true" loext:opacity="0%" style:font-name="Garamond" officeooo:rsid="0024a5a9" style:font-style-complex="italic"/>
    </style:style>
    <style:style style:name="T20" style:family="text">
      <style:text-properties style:use-window-font-color="true" loext:opacity="0%" style:font-name="Garamond" officeooo:rsid="000f61af"/>
    </style:style>
    <style:style style:name="T21" style:family="text">
      <style:text-properties officeooo:rsid="000f61af"/>
    </style:style>
    <style:style style:name="T22" style:family="text"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23" style:family="text">
      <style:text-properties style:use-window-font-color="true" loext:opacity="0%" style:font-name="Garamond" fo:font-weight="bold" officeooo:rsid="000ff316" style:font-weight-asian="bold" style:font-weight-complex="bold"/>
    </style:style>
    <style:style style:name="T24" style:family="text">
      <style:text-properties style:use-window-font-color="true" loext:opacity="0%" style:font-name="Garamond" fo:font-weight="bold" officeooo:rsid="001abb20" style:font-weight-asian="bold" style:font-weight-complex="bold"/>
    </style:style>
    <style:style style:name="T25" style:family="text">
      <style:text-properties style:use-window-font-color="true" loext:opacity="0%" style:font-name="Garamond" fo:font-weight="bold" officeooo:rsid="001baf83" style:font-weight-asian="bold" style:font-weight-complex="bold"/>
    </style:style>
    <style:style style:name="T26" style:family="text">
      <style:text-properties style:font-name="Garamond" style:font-weight-complex="bold"/>
    </style:style>
    <style:style style:name="T27" style:family="text">
      <style:text-properties style:font-name="Garamond" officeooo:rsid="001abb20" style:font-weight-complex="bold"/>
    </style:style>
    <style:style style:name="T28" style:family="text">
      <style:text-properties style:font-name="Garamond" officeooo:rsid="001b6ebb" style:font-weight-complex="bold"/>
    </style:style>
    <style:style style:name="T29" style:family="text">
      <style:text-properties style:font-name="Garamond" officeooo:rsid="0015f18c" style:font-weight-complex="bold"/>
    </style:style>
    <style:style style:name="T30" style:family="text">
      <style:text-properties officeooo:rsid="001baf83"/>
    </style:style>
    <style:style style:name="T31" style:family="text">
      <style:text-properties officeooo:rsid="00230ce6"/>
    </style:style>
    <style:style style:name="T32" style:family="text">
      <style:text-properties officeooo:rsid="001b6ebb"/>
    </style:style>
    <style:style style:name="T33" style:family="text">
      <style:text-properties style:use-window-font-color="true" loext:opacity="0%" style:font-name="Garamond" fo:font-weight="bold" officeooo:rsid="0022765b" style:font-weight-asian="bold" style:font-weight-complex="bold"/>
    </style:style>
    <style:style style:name="T34" style:family="text">
      <style:text-properties style:use-window-font-color="true" loext:opacity="0%" style:font-name="Garamond" fo:font-style="italic" style:font-style-asian="italic" style:font-weight-complex="bold"/>
    </style:style>
    <style:style style:name="T35" style:family="text">
      <style:text-properties style:use-window-font-color="true" loext:opacity="0%" style:font-name="Garamond" fo:font-style="italic" officeooo:rsid="00230ce6" style:font-style-asian="italic" style:font-weight-complex="bold"/>
    </style:style>
    <style:style style:name="T36" style:family="text">
      <style:text-properties style:use-window-font-color="true" loext:opacity="0%" style:font-name="Garamond" fo:font-style="italic" officeooo:rsid="0022765b" style:font-style-asian="italic" style:font-weight-complex="bold"/>
    </style:style>
    <style:style style:name="T37" style:family="text">
      <style:text-properties style:use-window-font-color="true" loext:opacity="0%" style:font-name="Garamond" style:font-weight-complex="bold"/>
    </style:style>
    <style:style style:name="T38" style:family="text">
      <style:text-properties style:use-window-font-color="true" loext:opacity="0%" officeooo:rsid="0010062d"/>
    </style:style>
    <style:style style:name="T39" style:family="text">
      <style:text-properties style:use-window-font-color="true" loext:opacity="0%"/>
    </style:style>
    <style:style style:name="T40" style:family="text">
      <style:text-properties style:use-window-font-color="true" loext:opacity="0%" style:font-name="Garamond" fo:font-size="10pt" fo:font-weight="bold" style:font-size-asian="10pt" style:font-weight-asian="bold" style:font-weight-complex="bold"/>
    </style:style>
    <style:style style:name="T41" style:family="text">
      <style:text-properties style:use-window-font-color="true" loext:opacity="0%" style:font-name="Garamond" fo:font-weight="bold" officeooo:rsid="0010062d" style:font-weight-asian="bold" style:font-weight-complex="bold"/>
    </style:style>
    <style:style style:name="T42" style:family="text">
      <style:text-properties style:use-window-font-color="true" loext:opacity="0%" style:font-name="Garamond" fo:font-style="italic" officeooo:rsid="001baf83" style:font-style-asian="italic" style:font-weight-complex="bold"/>
    </style:style>
    <style:style style:name="T43" style:family="text">
      <style:text-properties style:use-window-font-color="true" loext:opacity="0%" style:font-name="Garamond" fo:font-style="italic" officeooo:rsid="0010062d" style:font-style-asian="italic" style:font-weight-complex="bold"/>
    </style:style>
    <style:style style:name="T44" style:family="text">
      <style:text-properties officeooo:rsid="001ea4eb"/>
    </style:style>
    <style:style style:name="T45" style:family="text">
      <style:text-properties officeooo:rsid="0010062d"/>
    </style:style>
    <style:style style:name="T46" style:family="text">
      <style:text-properties style:use-window-font-color="true" loext:opacity="0%" style:font-name="Garamond" officeooo:rsid="0010062d" style:font-weight-complex="bold"/>
    </style:style>
    <style:style style:name="T47" style:family="text">
      <style:text-properties style:use-window-font-color="true" loext:opacity="0%" style:font-name="Garamond" officeooo:rsid="001baf83" style:font-weight-complex="bold"/>
    </style:style>
    <style:style style:name="T48" style:family="text">
      <style:text-properties style:use-window-font-color="true" loext:opacity="0%" style:font-name="Garamond" fo:font-size="10pt" style:font-size-asian="10pt" style:font-weight-complex="bold"/>
    </style:style>
    <style:style style:name="T49" style:family="text">
      <style:text-properties style:use-window-font-color="true" loext:opacity="0%" style:font-name="Garamond" fo:font-weight="bold" officeooo:rsid="001d2686" style:font-weight-asian="bold" style:font-weight-complex="bold"/>
    </style:style>
    <style:style style:name="T50" style:family="text">
      <style:text-properties style:use-window-font-color="true" loext:opacity="0%" style:font-name="Garamond" fo:font-weight="normal" style:font-weight-asian="normal" style:font-weight-complex="normal"/>
    </style:style>
    <style:style style:name="T51" style:family="text">
      <style:text-properties style:use-window-font-color="true" loext:opacity="0%" style:font-name="Garamond" fo:font-style="italic" officeooo:rsid="000ff316" style:font-style-asian="italic" style:font-weight-complex="bold"/>
    </style:style>
    <style:style style:name="T52" style:family="text">
      <style:text-properties style:use-window-font-color="true" loext:opacity="0%" style:font-name="Garamond" officeooo:rsid="000ff316" style:font-weight-complex="bold"/>
    </style:style>
    <style:style style:name="T53" style:family="text">
      <style:text-properties style:use-window-font-color="true" loext:opacity="0%" style:font-name="Garamond" fo:font-style="italic" officeooo:rsid="0010062d" style:font-style-asian="italic" style:font-style-complex="italic"/>
    </style:style>
    <style:style style:name="T54" style:family="text">
      <style:text-properties style:font-name="Garamond" officeooo:rsid="0010062d" fo:background-color="#ffffff" loext:char-shading-value="0" style:font-name-asian="Times New Roman1"/>
    </style:style>
    <style:style style:name="T55" style:family="text">
      <style:text-properties style:font-name="Garamond" officeooo:rsid="001ea4eb" fo:background-color="#ffffff" loext:char-shading-value="0" style:font-name-asian="Times New Roman1"/>
    </style:style>
    <style:style style:name="T56" style:family="text">
      <style:text-properties officeooo:rsid="0022765b"/>
    </style:style>
    <style:style style:name="T57" style:family="text">
      <style:text-properties style:font-name="Garamond" fo:background-color="#ffffff" loext:char-shading-value="0" style:font-name-asian="Times New Roman1"/>
    </style:style>
    <style:style style:name="T58" style:family="text">
      <style:text-properties style:use-window-font-color="true" loext:opacity="0%" style:font-name="Garamond" fo:font-size="6pt" style:text-underline-style="solid" style:text-underline-width="auto" style:text-underline-color="font-color" style:font-size-asian="6pt" style:font-size-complex="6pt"/>
    </style:style>
    <style:style style:name="T59" style:family="text">
      <style:text-properties style:use-window-font-color="true" loext:opacity="0%" style:font-name="Garamond" fo:font-size="12pt" fo:font-weight="normal" officeooo:rsid="0015f18c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Garamond" fo:font-size="12pt" fo:font-weight="normal" officeooo:rsid="001d2686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Garamond" fo:font-size="12pt" fo:font-weight="normal" officeooo:rsid="0020ee85" style:font-size-asian="12pt" style:font-weight-asian="normal" style:font-size-complex="12pt" style:font-weight-complex="normal"/>
    </style:style>
    <style:style style:name="T62" style:family="text">
      <style:text-properties officeooo:rsid="00220eb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0ee85" style:font-weight-asian="normal" style:font-weight-complex="normal"/>
    </style:style>
    <style:style style:name="T65" style:family="text">
      <style:text-properties style:use-window-font-color="true" loext:opacity="0%" style:font-name="Garamond" fo:font-size="12pt" fo:font-weight="bold" officeooo:rsid="001ea4eb" style:font-size-asian="12pt" style:font-weight-asian="bold" style:font-size-complex="12pt" style:font-weight-complex="bold"/>
    </style:style>
    <style:style style:name="T66" style:family="text">
      <style:text-properties style:use-window-font-color="true" loext:opacity="0%" style:font-name="Garamond" fo:font-size="12pt" fo:font-weight="bold" style:font-size-asian="12pt" style:font-weight-asian="bold" style:font-size-complex="12pt" style:font-weight-complex="bold"/>
    </style:style>
    <style:style style:name="T67" style:family="text">
      <style:text-properties style:use-window-font-color="true" loext:opacity="0%" style:font-name="Garamond" fo:font-size="12pt" fo:font-weight="normal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Garamond" fo:font-size="12pt" fo:font-weight="normal" officeooo:rsid="001ea4eb" style:font-size-asian="12pt" style:font-weight-asian="normal" style:font-size-complex="12pt" style:font-weight-complex="normal"/>
    </style:style>
    <style:style style:name="T69" style:family="text">
      <style:text-properties fo:background-color="#ffffff" loext:char-shading-value="0" style:font-name-asian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ylor Eruysal</text:p>
      <text:p text:style-name="P2"><text:span text:style-name="T1">(5</text:span><text:span text:style-name="T2">18</text:span><text:span text:style-name="T1">) </text:span><text:span text:style-name="T2">331</text:span><text:span text:style-name="T1">-5</text:span><text:span text:style-name="T2">372</text:span><text:span text:style-name="T1"> </text:span><text:span text:style-name="T3">s</text:span><text:span text:style-name="T1"> </text:span><text:span text:style-name="T4">Cohoes</text:span><text:span text:style-name="T5">, NY</text:span></text:p>
      <text:p text:style-name="P3"><text:a xlink:type="simple" xlink:href="mailto:tayloreruysal@gmail.com" text:style-name="Internet_20_link" text:visited-style-name="Visited_20_Internet_20_Link">tayloreruysal@gmail.com</text:a> <text:span text:style-name="T6">s</text:span><text:span text:style-name="T7"> </text:span><text:a xlink:type="simple" xlink:href="http://www.tayloreruysal.com/" text:style-name="Internet_20_link" text:visited-style-name="Visited_20_Internet_20_Link"><text:span text:style-name="T7">www.tayloreruysal.com</text:span></text:a></text:p>
      <text:p text:style-name="P4"/>
      <text:p text:style-name="P5" loext:marker-style-name="T8"><text:span text:style-name="T9">EDUCATION</text:span></text:p>
      <text:p text:style-name="P6" loext:marker-style-name="T10"><text:span text:style-name="T10"><text:tab/></text:span></text:p>
      <text:p text:style-name="P7" loext:marker-style-name="T9"><text:span text:style-name="T11">Rensselaer Polytechnic Institute<text:tab/></text:span><text:span text:style-name="T9"><text:tab/> <text:s text:c="20"/><text:tab/> <text:s text:c="7"/><text:tab/><text:tab/> <text:s text:c="5"/><text:tab/></text:span><text:span text:style-name="T11">September 2013 - May</text:span><text:span text:style-name="T9"> </text:span><text:span text:style-name="T11">2017</text:span><text:span text:style-name="T9"> </text:span></text:p>
      <text:p text:style-name="P7" loext:marker-style-name="T12"><text:span text:style-name="T13">BS:</text:span><text:span text:style-name="T12"> </text:span><text:span text:style-name="T14">Games &amp; Simulation Arts and Sciences (Concentration: Electronic Arts)</text:span><text:span text:style-name="T12"> <text:s text:c="7"/><text:tab/> <text:tab/><text:tab/> <text:s text:c="8"/></text:span><text:span text:style-name="T14">Troy</text:span><text:span text:style-name="T12">, </text:span><text:span text:style-name="T14">NY</text:span></text:p>
      <text:list xml:id="list650308780" text:style-name="WWNum7">
        <text:list-item>
          <text:p text:style-name="P8" loext:marker-style-name="T15"><text:span text:style-name="T16">3.</text:span><text:span text:style-name="T17">39</text:span><text:span text:style-name="T16">/4.0 GPA; </text:span><text:span text:style-name="T18">Dean’s List </text:span><text:span text:style-name="T19">(3x)</text:span><text:span text:style-name="T16">; </text:span></text:p>
        </text:list-item>
      </text:list>
      <text:list text:style-name="WWNum11">
        <text:list-item>
          <text:p text:style-name="P9" loext:marker-style-name="T15"><text:span text:style-name="T15">2x Guest Lecturer for Game Development Club, RPI Gamesfest Showcase </text:span><text:span text:style-name="T20">Participant</text:span></text:p>
        </text:list-item>
        <text:list-item>
          <text:p text:style-name="P10" loext:marker-style-name="T15"><text:span text:style-name="T21">S</text:span>tudent Creative Director for a team in the 2015 Summer Undergraduate Research Program, including game testing at 1st Playable Studios.</text:p>
        </text:list-item>
      </text:list>
      <text:p text:style-name="P11" loext:marker-style-name="T15"/>
      <text:p text:style-name="P12" loext:marker-style-name="T9">EMPLOYMENT</text:p>
      <text:p text:style-name="P13" loext:marker-style-name="T22"/>
      <text:p text:style-name="P14" loext:marker-style-name="T9"><text:span text:style-name="T23">Independent </text:span><text:span text:style-name="T24">Game </text:span><text:span text:style-name="T23">De</text:span><text:span text:style-name="T25">veloper</text:span><text:span text:style-name="T23"><text:tab/><text:tab/><text:tab/><text:tab/><text:tab/><text:tab/><text:tab/><text:tab/> <text:s/></text:span><text:span text:style-name="T9">Oct. 2017 – Present</text:span></text:p>
      <text:list text:style-name="WWNum19">
        <text:list-item>
          <text:p text:style-name="P15" loext:marker-style-name="T26"><text:span text:style-name="T26">Designer</text:span><text:span text:style-name="T27">, programmer, and artist on </text:span><text:span text:style-name="T28">several in-progress games, both 2D and 3D.</text:span></text:p>
        </text:list-item>
        <text:list-item>
          <text:p text:style-name="P16" loext:marker-style-name="T26"><text:span text:style-name="T29">Currently working on founding a company and my upcoming first professional game release.</text:span></text:p>
        </text:list-item>
        <text:list-item>
          <text:p text:style-name="P17" loext:marker-style-name="T26"><text:span text:style-name="T30">Work f</text:span>eatured at/in the Boston Festival for Independent Games, Bandcamp, and the RPI Undergraduate Research Program. <text:span text:style-name="T31">Five</text:span><text:span text:style-name="T32">-time </text:span><text:span text:style-name="T31">Ludum Dare participant</text:span><text:span text:style-name="T32"> </text:span><text:span text:style-name="T30">(2020 – 202</text:span><text:span text:style-name="T31">5</text:span><text:span text:style-name="T30">).</text:span></text:p>
        </text:list-item>
        <text:list-item>
          <text:p text:style-name="P18" loext:marker-style-name="T26"><text:span text:style-name="T30">F</text:span>ounded and moderated a weekly game development discussion group from 2021 – 2023.</text:p>
        </text:list-item>
      </text:list>
      <text:p text:style-name="P19" loext:marker-style-name="T26"/>
      <text:p text:style-name="P20" loext:marker-style-name="T9"><text:span text:style-name="T33">Customer Service Associate<text:tab/><text:tab/><text:tab/></text:span><text:span text:style-name="T9"><text:tab/><text:tab/><text:tab/><text:tab/> <text:s/><text:tab/> <text:s text:c="9"/>M</text:span><text:span text:style-name="T33">arch 2025</text:span><text:span text:style-name="T9"> – </text:span><text:span text:style-name="T33">Present</text:span></text:p>
      <text:p text:style-name="P20" loext:marker-style-name="T34"><text:span text:style-name="T35">The Home Depot<text:tab/></text:span><text:span text:style-name="T34"><text:tab/><text:tab/><text:tab/><text:tab/><text:tab/><text:tab/><text:tab/><text:tab/><text:tab/> <text:s text:c="8"/><text:tab/> <text:s text:c="3"/></text:span><text:span text:style-name="T36">Latham, NY</text:span></text:p>
      <text:list text:style-name="WWNum13">
        <text:list-item>
          <text:p text:style-name="P21" loext:marker-style-name="T37">Employee of the Month (June 2025), Customer Feedback Award (6x), Living Our Values “Homer” Award (5x), High Five Award (3x).</text:p>
        </text:list-item>
        <text:list-item>
          <text:p text:style-name="P22" loext:marker-style-name="T37"><text:span text:style-name="T38">P</text:span><text:span text:style-name="T39">rovides specific and helpful assistance and recommendations to customers, while maintaining stock and a clean/safe working environment.</text:span></text:p>
        </text:list-item>
      </text:list>
      <text:p text:style-name="P14" loext:marker-style-name="T40"><text:span text:style-name="T40"><text:s/></text:span><text:span text:style-name="T40"/></text:p>
      <text:p text:style-name="P14" loext:marker-style-name="T9"><text:span text:style-name="T25">Creative Director / Video Editor (Freelance)</text:span><text:span text:style-name="T9"><text:tab/><text:tab/><text:tab/><text:tab/> <text:s/><text:tab/>M</text:span><text:span text:style-name="T41">ay</text:span><text:span text:style-name="T9"> </text:span><text:span text:style-name="T41">2016</text:span><text:span text:style-name="T9"> – </text:span><text:span text:style-name="T25">December 2024</text:span></text:p>
      <text:p text:style-name="P14" loext:marker-style-name="T34"><text:span text:style-name="T42">RabidRetrospectGames</text:span><text:span text:style-name="T34"><text:tab/><text:tab/><text:tab/><text:tab/><text:tab/><text:tab/><text:tab/><text:tab/><text:tab/> <text:s text:c="8"/></text:span><text:span text:style-name="T43">Online (Remote)</text:span></text:p>
      <text:list text:continue-numbering="true" text:style-name="WWNum13">
        <text:list-item>
          <text:p text:style-name="P23" loext:marker-style-name="T37">Recorded and edited footage, ad<text:span text:style-name="T44">vised content schedules, and </text:span>created graphics and music <text:span text:style-name="T45">for one of the largest gaming channels on YouTube.</text:span></text:p>
        </text:list-item>
        <text:list-item>
          <text:p text:style-name="P24" loext:marker-style-name="T37"><text:span text:style-name="T46">RRG currently boasts over </text:span><text:span text:style-name="T47">1,000,000</text:span><text:span text:style-name="T46"> subscribers and 822,534,350 views.</text:span></text:p>
        </text:list-item>
      </text:list>
      <text:p text:style-name="P25" loext:marker-style-name="T48"/>
      <text:p text:style-name="P26" loext:marker-style-name="T9"><text:span text:style-name="T49">3D Artist (Freelance)</text:span><text:span text:style-name="T23"><text:tab/></text:span><text:span text:style-name="T9"><text:tab/></text:span><text:span text:style-name="T50"><text:tab/><text:tab/><text:tab/><text:tab/><text:tab/><text:tab/><text:tab/> <text:s text:c="3"/></text:span><text:span text:style-name="T23">March</text:span><text:span text:style-name="T9"> – </text:span><text:span text:style-name="T23">July</text:span><text:span text:style-name="T9"> </text:span><text:span text:style-name="T23">2019</text:span></text:p>
      <text:p text:style-name="P14" loext:marker-style-name="T34"><text:span text:style-name="T34">Rensselaer Polytechnic Institute — Chemical/Biological Engineering<text:tab/><text:tab/><text:tab/><text:tab/> <text:s text:c="8"/></text:span><text:span text:style-name="T51">Troy</text:span><text:span text:style-name="T34">, </text:span><text:span text:style-name="T51">NY</text:span></text:p>
      <text:list text:continue-numbering="true" text:style-name="WWNum13">
        <text:list-item>
          <text:p text:style-name="P27" loext:marker-style-name="T37"><text:span text:style-name="T52">Created 3D visualizations of the work of Dr. Runye Helen Zha </text:span><text:span text:style-name="T46">for use in presentations / grant proposals.</text:span></text:p>
        </text:list-item>
      </text:list>
      <text:p text:style-name="P25" loext:marker-style-name="T48"/>
      <text:p text:style-name="P14" loext:marker-style-name="T15"><text:span text:style-name="T49">Asset / Background Artist (Freelance)</text:span><text:span text:style-name="T9"><text:tab/><text:tab/><text:tab/><text:tab/><text:tab/><text:tab/><text:tab/> <text:s text:c="2"/></text:span><text:span text:style-name="T41">July</text:span><text:span text:style-name="T9"> – </text:span><text:span text:style-name="T41">August</text:span><text:span text:style-name="T9"> </text:span><text:span text:style-name="T41">2018</text:span></text:p>
      <text:p text:style-name="P14" loext:marker-style-name="T15"><text:span text:style-name="T53">Narralogical Laboratories</text:span><text:span text:style-name="T12"><text:tab/><text:tab/><text:tab/><text:tab/><text:tab/><text:tab/><text:tab/><text:tab/><text:tab/><text:tab/> <text:s text:c="8"/></text:span><text:span text:style-name="T53">Troy</text:span><text:span text:style-name="T12">, </text:span><text:span text:style-name="T53">NY</text:span><text:span text:style-name="T12"> </text:span></text:p>
      <text:list text:style-name="WWNum3">
        <text:list-item>
          <text:p text:style-name="P28" loext:marker-style-name="T37"><text:span text:style-name="T54">Created stylized assets for the Quill Visual Novel Engine </text:span><text:span text:style-name="T55">(unreleased).</text:span></text:p>
        </text:list-item>
      </text:list>
      <text:p text:style-name="P29" loext:marker-style-name="T8"/>
      <text:p text:style-name="P30" loext:marker-style-name="T9"><text:span text:style-name="T9">PROJECTS</text:span></text:p>
      <text:p text:style-name="P31">B<text:span text:style-name="T56">ouncebear (In Development)</text:span></text:p>
      <text:list xml:id="list140716142147047" text:continue-numbering="true" text:style-name="WWNum3">
        <text:list-item>
          <text:p text:style-name="P32" loext:marker-style-name="T37"><text:span text:style-name="T57">Currently finishing my first commercially released video game.</text:span></text:p>
        </text:list-item>
      </text:list>
      <text:p text:style-name="P33" loext:marker-style-name="T58"/>
      <text:p text:style-name="P34" loext:marker-style-name="T9">SKILLS &amp; INTERESTS</text:p>
      <text:p text:style-name="P14" loext:marker-style-name="T58"/>
      <text:list text:continue-list="list650308780" text:style-name="WWNum7">
        <text:list-item>
          <text:p text:style-name="P35" loext:marker-style-name="T15"><text:span text:style-name="T9">Skills: </text:span><text:span text:style-name="T59">Game design (mechanic</text:span><text:span text:style-name="T60">al</text:span><text:span text:style-name="T59"> design, level design, player agency), 3D art (items, assets, low-poly), </text:span><text:span text:style-name="T60">2D </text:span><text:soft-page-break/><text:span text:style-name="T60">art (backgrounds, pixel art),</text:span><text:span text:style-name="T59"> writing (character dialogue)</text:span><text:span text:style-name="T61">, video editing (Youtube, Twitch)</text:span></text:p>
        </text:list-item>
        <text:list-item>
          <text:p text:style-name="P36"><text:span text:style-name="T62">Coding </text:span>Languages:<text:span text:style-name="T63"> GDScript, </text:span><text:span text:style-name="T64">C#, </text:span><text:span text:style-name="T63">Python</text:span></text:p>
        </text:list-item>
        <text:list-item>
          <text:p text:style-name="P37" loext:marker-style-name="T15"><text:span text:style-name="T65">Frameworks / Libraries</text:span><text:span text:style-name="T66">:</text:span><text:span text:style-name="T67"> </text:span><text:span text:style-name="T68">Godot, </text:span><text:span text:style-name="T67">Unity, Blender, Clip Studio Paint, </text:span><text:span text:style-name="T68">FireAlpaca, most </text:span><text:span text:style-name="T67">Adobe </text:span><text:span text:style-name="T68">products</text:span></text:p>
        </text:list-item>
      </text:list>
      <text:p text:style-name="P38" loext:marker-style-name="T15"/>
      <text:p text:style-name="P39" loext:marker-style-name="T9"><text:span text:style-name="T9">REFERENCES</text:span></text:p>
      <text:p text:style-name="P40"/>
      <text:p text:style-name="P40">Jen Dowen (Customer Experience Manager, Home Depot, Latham)</text:p>
      <text:list text:continue-list="list140716142147047" text:style-name="WWNum3">
        <text:list-item>
          <text:p text:style-name="P41" loext:marker-style-name="T37"><text:span text:style-name="T69">(518) 421-9374</text:span></text:p>
        </text:list-item>
      </text:list>
      <text:p text:style-name="P40"/>
      <text:p text:style-name="P40">James Miller (Department Supervisor, Home Depot, Latham)</text:p>
      <text:list text:continue-numbering="true" text:style-name="WWNum3">
        <text:list-item>
          <text:p text:style-name="P41" loext:marker-style-name="T37"><text:span text:style-name="T69">(518) 312-0310</text:span></text:p>
        </text:list-item>
      </text:list>
      <text:p text:style-name="P40"/>
      <text:p text:style-name="P40">David Koloski (Software Engineer, Google)</text:p>
      <text:list text:continue-numbering="true" text:style-name="WWNum3">
        <text:list-item>
          <text:p text:style-name="P41" loext:marker-style-name="T37"><text:span text:style-name="T69">(570) 396-7530 (Personal Reference)</text:span></text:p>
        </text:list-item>
      </text:list>
      <text:p text:style-name="P40"/>
      <text:p text:style-name="P40">Cody Gilley (Founder, RabidRetrospectGames)</text:p>
      <text:list text:continue-numbering="true" text:style-name="WWNum3">
        <text:list-item>
          <text:p text:style-name="P42" loext:marker-style-name="T37"><text:span text:style-name="T69">codygilleyspace1@gmail.co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 style:font-size-complex="10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2pt" style:font-size-asian="12pt" style:font-size-complex="12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font-size="12pt" style:font-size-asian="12pt" style:font-size-complex="12pt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aramond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_20__28_Web_29_">
      <style:paragraph-properties fo:margin-top="0in" fo:margin-bottom="0.0835in" style:contextual-spacing="false" fo:text-align="center" style:justify-single-word="false"/>
      <style:text-properties fo:color="#7f7f7f" loext:opacity="100%" style:font-name="Cambria"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8.5in" fo:page-height="11in" style:num-format="1" style:print-orientation="portrait" fo:margin-top="0.4374in" fo:margin-bottom="0.2374in" fo:margin-left="0.5in" fo:margin-right="0.5in" style:writing-mode="lr-tb" style:layout-grid-color="#c0c0c0" style:layout-grid-lines="260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lin McIntosh</meta:initial-creator>
    <meta:editing-cycles>30</meta:editing-cycles>
    <meta:print-date>2017-10-11T07:39:00</meta:print-date>
    <meta:creation-date>2022-12-13T22:45:00</meta:creation-date>
    <dc:date>2025-10-01T14:06:37.292034800</dc:date>
    <meta:editing-duration>PT8H15M1S</meta:editing-duration>
    <meta:generator>LibreOffice/25.2.4.1$Windows_X86_64 LibreOffice_project/09303ce8b49f86f106fccd32b1324662053027cc</meta:generator>
    <meta:document-statistic meta:table-count="0" meta:image-count="0" meta:object-count="0" meta:page-count="2" meta:paragraph-count="47" meta:word-count="391" meta:character-count="2930" meta:non-whitespace-character-count="2407"/>
    <meta:user-defined meta:name="AppVersion">16.0000</meta:user-defined>
    <meta:user-defined meta:name="Company">Bridgewater Associates</meta:user-defined>
    <meta:template xlink:type="simple" xlink:actuate="onRequest" xlink:title="Normal.dotm" xlink:href=""/>
  </office:meta>
</office:document-meta>
</file>